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94cm" svg:height="0.661cm" draw:z-index="0"><draw:image xlink:href="../../odt/images/3011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Субмодель релейное плюс с переменными ЗН и ЗВ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2.17cm" svg:height="1.138cm" draw:z-index="0"><draw:image xlink:href="../../odt/images/3011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Text_20_body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положительном входном сигнале (иначе на выходе ноль).</text:p>
            <text:p text:style-name="Text_20_body"><text:span text:style-name="T1">Входные сигналы</text:span>:</text:p>
            <text:list xml:id="list2530778026915550932" text:style-name="L1">
              <text:list-item>
                <text:p text:style-name="P4">Сигнал — обрабатываемый блоком сигнал.</text:p>
              </text:list-item>
              <text:list-item>
                <text:p text:style-name="P4">Зона нечувствительности — ширина зоны нечувствительности.</text:p>
              </text:list-item>
              <text:list-item>
                <text:p text:style-name="P4">Зона возврата — ширина зоны возврата.</text:p>
              </text:list-item>
            </text:list>
            <text:p text:style-name="Text_20_body"><text:span text:style-name="T1">Выходные сигналы</text:span>:</text:p>
            <text:list xml:id="list8708606865899459489" text:style-name="L2">
              <text:list-item>
                <text:p text:style-name="P5">Выход реле — сигнал, равный +1 или 0, в соответствии с алгоритмом работы блока.</text:p>
              </text:list-item>
            </text:list>
            <text:p text:style-name="Text_20_body"><text:span text:style-name="T5">Свойства</text:span>: для работы блока задавать свойства не требуется.</text:p>
            <text:p text:style-name="Text_20_body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2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плюс с переменными ЗН и ЗВ</dc:title>
    <dc:date>2012-03-30T15:57:29.76</dc:date>
    <meta:generator>OpenOffice_Beta/4.1.0$Win32 OpenOffice.org_project/410m14$Build-9760</meta:generator>
    <meta:editing-duration>PT2H36M25S</meta:editing-duration>
    <meta:editing-cycles>57</meta:editing-cycles>
    <meta:document-statistic meta:table-count="1" meta:image-count="2" meta:object-count="0" meta:page-count="1" meta:paragraph-count="16" meta:word-count="145" meta:character-count="1044"/>
  </office:meta>
</office:document-meta>
</file>